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3.256cm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is is a example of presentation.</text:p>
          </draw:text-box>
        </draw:frame>
        <draw:frame presentation:style-name="pr1" presentation:class="subtitle" svg:x="2.058cm" svg:y="5.838cm" svg:width="23.912cm" svg:height="13.23cm">
          <draw:text-box>
            <text:p text:style-name="P1">the mouse pointer is invisible during a presentation.</text:p>
          </draw:text-box>
        </draw:frame>
      </draw:page>
      <draw:page draw:name="page2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is is a example of presentation.</text:p>
          </draw:text-box>
        </draw:frame>
        <draw:frame presentation:style-name="pr1" presentation:class="subtitle" svg:x="2.058cm" svg:y="5.838cm" svg:width="23.912cm" svg:height="13.23cm">
          <draw:text-box>
            <text:p text:style-name="P1">the mouse pointer is invisible during a presentation.</text:p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